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1" svg:font-family="Arial" style:font-family-generic="swiss"/>
    <style:font-face style:name="Arial" svg:font-family="Arial" style:font-family-generic="swiss" style:font-pitch="variable"/>
  </office:font-face-decls>
  <office:automatic-styles>
    <style:style style:name="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P3" style:family="paragraph" style:parent-style-name="Standard" style:master-page-name="">
      <style:paragraph-properties fo:line-height="150%" style:page-number="auto" style:writing-mode="page"/>
      <style:text-properties style:font-name="Arial" fo:font-size="13pt" style:font-size-asian="13pt" style:font-size-complex="13pt"/>
    </style:style>
    <style:style style:name="P4" style:family="paragraph" style:parent-style-name="Standard" style:master-page-name="">
      <style:paragraph-properties fo:line-height="150%" style:page-number="auto" style:writing-mode="page">
        <style:tab-stops>
          <style:tab-stop style:position="0.393cm"/>
        </style:tab-stops>
      </style:paragraph-properties>
      <style:text-properties style:font-name="Arial" fo:font-size="13pt" style:font-size-asian="13pt" style:font-size-complex="13pt"/>
    </style:style>
    <style:style style:name="P5" style:family="paragraph" style:parent-style-name="Standard" style:master-page-name="">
      <style:paragraph-properties fo:line-height="150%" style:page-number="auto" style:writing-mode="page">
        <style:tab-stops>
          <style:tab-stop style:position="0.413cm"/>
        </style:tab-stops>
      </style:paragraph-properties>
      <style:text-properties style:font-name="Arial" fo:font-size="13pt" style:font-size-asian="13pt" style:font-size-complex="13pt"/>
    </style:style>
    <style:style style:name="P6" style:family="paragraph" style:parent-style-name="Standard" style:master-page-name="">
      <style:paragraph-properties fo:line-height="150%" style:page-number="auto" style:writing-mode="page">
        <style:tab-stops>
          <style:tab-stop style:position="0.413cm"/>
        </style:tab-stops>
      </style:paragraph-properties>
      <style:text-properties style:font-name="Arial" fo:font-size="13pt" officeooo:paragraph-rsid="00053e21" style:font-size-asian="13pt" style:font-size-complex="13pt"/>
    </style:style>
    <style:style style:name="P7" style:family="paragraph" style:parent-style-name="Standard" style:master-page-name="">
      <style:paragraph-properties fo:line-height="150%" style:page-number="auto" style:writing-mode="page"/>
      <style:text-properties style:font-name="Arial" fo:font-size="13pt" officeooo:paragraph-rsid="0003a602" style:font-size-asian="13pt" style:font-size-complex="13pt"/>
    </style:style>
    <style:style style:name="P8" style:family="paragraph" style:parent-style-name="Standard" style:master-page-name="">
      <style:paragraph-properties fo:line-height="150%" style:page-number="auto" style:writing-mode="page">
        <style:tab-stops>
          <style:tab-stop style:position="0.533cm"/>
        </style:tab-stops>
      </style:paragraph-properties>
      <style:text-properties style:font-name="Arial" fo:font-size="13pt" style:font-size-asian="13pt" style:font-size-complex="13pt"/>
    </style:style>
    <style:style style:name="P9" style:family="paragraph" style:parent-style-name="Standard" style:master-page-name="">
      <style:paragraph-properties fo:line-height="150%" style:page-number="auto" style:writing-mode="page"/>
      <style:text-properties style:font-name="Arial" fo:font-size="13pt" officeooo:paragraph-rsid="00053e21" style:font-size-asian="13pt" style:font-size-complex="13pt"/>
    </style:style>
    <style:style style:name="P10" style:family="paragraph" style:parent-style-name="Standard" style:master-page-name="">
      <style:paragraph-properties fo:line-height="150%" style:page-number="auto" style:writing-mode="page">
        <style:tab-stops>
          <style:tab-stop style:position="0.349cm"/>
        </style:tab-stops>
      </style:paragraph-properties>
      <style:text-properties style:font-name="Arial" fo:font-size="13pt" style:font-size-asian="13pt" style:font-size-complex="13pt"/>
    </style:style>
    <style:style style:name="P11" style:family="paragraph" style:parent-style-name="Standard" style:master-page-name="">
      <style:paragraph-properties fo:line-height="150%" style:page-number="auto" style:writing-mode="page">
        <style:tab-stops>
          <style:tab-stop style:position="0.52cm"/>
        </style:tab-stops>
      </style:paragraph-properties>
      <style:text-properties style:font-name="Arial" fo:font-size="13pt" style:font-size-asian="13pt" style:font-size-complex="13pt"/>
    </style:style>
    <style:style style:name="P12" style:family="paragraph" style:parent-style-name="Standard" style:master-page-name="">
      <style:paragraph-properties fo:line-height="150%" style:page-number="auto" style:writing-mode="page">
        <style:tab-stops>
          <style:tab-stop style:position="4.528cm" style:leader-style="solid" style:leader-text="-"/>
        </style:tab-stops>
      </style:paragraph-properties>
      <style:text-properties style:font-name="Arial" fo:font-size="13pt" officeooo:paragraph-rsid="00053e21" style:font-size-asian="13pt" style:font-size-complex="13pt"/>
    </style:style>
    <style:style style:name="P13" style:family="paragraph" style:parent-style-name="Standard" style:master-page-name="">
      <style:paragraph-properties fo:line-height="150%" style:page-number="auto" style:writing-mode="page">
        <style:tab-stops>
          <style:tab-stop style:position="0.794cm"/>
        </style:tab-stops>
      </style:paragraph-properties>
      <style:text-properties style:font-name="Arial" fo:font-size="13pt" officeooo:paragraph-rsid="00053e21" style:font-size-asian="13pt" style:font-size-complex="13pt"/>
    </style:style>
    <style:style style:name="P14" style:family="paragraph" style:parent-style-name="Standard" style:master-page-name="">
      <style:paragraph-properties fo:line-height="150%" style:page-number="auto" style:writing-mode="page">
        <style:tab-stops>
          <style:tab-stop style:position="0.445cm"/>
        </style:tab-stops>
      </style:paragraph-properties>
      <style:text-properties style:font-name="Arial" fo:font-size="13pt" style:font-size-asian="13pt" style:font-size-complex="13pt"/>
    </style:style>
    <style:style style:name="P15" style:family="paragraph" style:parent-style-name="Standard" style:master-page-name="">
      <style:paragraph-properties fo:line-height="150%" style:page-number="auto" style:writing-mode="page"/>
      <style:text-properties style:font-name="Arial" fo:font-size="13pt" officeooo:paragraph-rsid="0006ff8b" style:font-size-asian="13pt" style:font-size-complex="13pt"/>
    </style:style>
    <style:style style:name="P16" style:family="paragraph" style:parent-style-name="Standard">
      <style:paragraph-properties fo:line-height="150%" style:writing-mode="page"/>
      <style:text-properties style:font-name="Arial" fo:font-size="13pt" style:font-size-asian="13pt" style:font-size-complex="13pt"/>
    </style:style>
    <style:style style:name="P17" style:family="paragraph" style:parent-style-name="Standard">
      <style:paragraph-properties fo:line-height="150%" style:writing-mode="page"/>
      <style:text-properties style:font-name="Arial" fo:font-size="13pt" officeooo:paragraph-rsid="0003a602" style:font-size-asian="13pt" style:font-size-complex="13pt"/>
    </style:style>
    <style:style style:name="P18" style:family="paragraph" style:parent-style-name="Standard">
      <style:paragraph-properties fo:line-height="150%" style:writing-mode="page">
        <style:tab-stops>
          <style:tab-stop style:position="0.533cm"/>
        </style:tab-stops>
      </style:paragraph-properties>
      <style:text-properties style:font-name="Arial" fo:font-size="13pt" officeooo:paragraph-rsid="0003a602" style:font-size-asian="13pt" style:font-size-complex="13pt"/>
    </style:style>
    <style:style style:name="P19" style:family="paragraph" style:parent-style-name="Standard">
      <style:paragraph-properties fo:line-height="150%" style:writing-mode="page"/>
      <style:text-properties style:font-name="Arial" fo:font-size="13pt" officeooo:paragraph-rsid="00053e21" style:font-size-asian="13pt" style:font-size-complex="13pt"/>
    </style:style>
    <style:style style:name="P20" style:family="paragraph" style:parent-style-name="Standard">
      <style:paragraph-properties fo:line-height="150%" style:writing-mode="page">
        <style:tab-stops>
          <style:tab-stop style:position="0.349cm"/>
        </style:tab-stops>
      </style:paragraph-properties>
      <style:text-properties style:font-name="Arial" fo:font-size="13pt" officeooo:paragraph-rsid="00053e21" style:font-size-asian="13pt" style:font-size-complex="13pt"/>
    </style:style>
    <style:style style:name="P21" style:family="paragraph" style:parent-style-name="Standard">
      <style:paragraph-properties fo:line-height="150%" style:writing-mode="page">
        <style:tab-stops>
          <style:tab-stop style:position="0.52cm"/>
        </style:tab-stops>
      </style:paragraph-properties>
      <style:text-properties style:font-name="Arial" fo:font-size="13pt" officeooo:paragraph-rsid="00053e21" style:font-size-asian="13pt" style:font-size-complex="13pt"/>
    </style:style>
    <style:style style:name="P22" style:family="paragraph" style:parent-style-name="Standard">
      <style:paragraph-properties fo:line-height="150%" style:writing-mode="page">
        <style:tab-stops>
          <style:tab-stop style:position="4.528cm" style:leader-style="solid" style:leader-text="-"/>
        </style:tab-stops>
      </style:paragraph-properties>
      <style:text-properties style:font-name="Arial" fo:font-size="13pt" officeooo:paragraph-rsid="00053e21" style:font-size-asian="13pt" style:font-size-complex="13pt"/>
    </style:style>
    <style:style style:name="P23" style:family="paragraph" style:parent-style-name="Standard">
      <style:paragraph-properties fo:line-height="150%" style:writing-mode="page">
        <style:tab-stops>
          <style:tab-stop style:position="0.794cm"/>
        </style:tab-stops>
      </style:paragraph-properties>
      <style:text-properties style:font-name="Arial" fo:font-size="13pt" officeooo:paragraph-rsid="00053e21" style:font-size-asian="13pt" style:font-size-complex="13pt"/>
    </style:style>
    <style:style style:name="P24" style:family="paragraph" style:parent-style-name="Standard">
      <style:paragraph-properties fo:line-height="150%" style:writing-mode="page">
        <style:tab-stops>
          <style:tab-stop style:position="0.413cm"/>
        </style:tab-stops>
      </style:paragraph-properties>
      <style:text-properties style:font-name="Arial" fo:font-size="13pt" officeooo:paragraph-rsid="00053e21" style:font-size-asian="13pt" style:font-size-complex="13pt"/>
    </style:style>
    <style:style style:name="P25" style:family="paragraph" style:parent-style-name="Standard">
      <style:paragraph-properties fo:line-height="150%" style:writing-mode="page"/>
      <style:text-properties style:font-name="Arial" fo:font-size="13pt" officeooo:paragraph-rsid="0006ff8b" style:font-size-asian="13pt" style:font-size-complex="13pt"/>
    </style:style>
    <style:style style:name="P26" style:family="paragraph" style:parent-style-name="Standard">
      <style:paragraph-properties fo:line-height="150%" style:writing-mode="page">
        <style:tab-stops>
          <style:tab-stop style:position="0.445cm"/>
        </style:tab-stops>
      </style:paragraph-properties>
      <style:text-properties style:font-name="Arial" fo:font-size="13pt" officeooo:paragraph-rsid="0006ff8b" style:font-size-asian="13pt" style:font-size-complex="13pt"/>
    </style:style>
    <style:style style:name="P27" style:family="paragraph" style:parent-style-name="Standard">
      <style:paragraph-properties fo:line-height="150%" style:writing-mode="page"/>
      <style:text-properties style:font-name="Arial" fo:font-size="13pt" officeooo:rsid="0003a602" officeooo:paragraph-rsid="0003a602" style:font-size-asian="13pt" style:font-size-complex="13pt"/>
    </style:style>
    <style:style style:name="P28" style:family="paragraph" style:parent-style-name="Standard">
      <style:paragraph-properties fo:line-height="150%" style:writing-mode="page"/>
      <style:text-properties style:font-name="Arial" fo:font-size="13pt" officeooo:rsid="00053e21" officeooo:paragraph-rsid="00053e21" style:font-size-asian="13pt" style:font-size-complex="13pt"/>
    </style:style>
    <style:style style:name="P29" style:family="paragraph" style:parent-style-name="Standard">
      <style:paragraph-properties fo:line-height="150%" style:writing-mode="page">
        <style:tab-stops>
          <style:tab-stop style:position="4.528cm" style:leader-style="solid" style:leader-text="-"/>
        </style:tab-stops>
      </style:paragraph-properties>
      <style:text-properties style:font-name="Arial" fo:font-size="13pt" officeooo:rsid="00053e21" officeooo:paragraph-rsid="00053e21" style:font-size-asian="13pt" style:font-size-complex="13pt"/>
    </style:style>
    <style:style style:name="P30" style:family="paragraph" style:parent-style-name="Standard">
      <style:paragraph-properties fo:line-height="150%" style:writing-mode="page">
        <style:tab-stops>
          <style:tab-stop style:position="0.794cm"/>
        </style:tab-stops>
      </style:paragraph-properties>
      <style:text-properties style:font-name="Arial" fo:font-size="13pt" officeooo:rsid="00053e21" officeooo:paragraph-rsid="00053e21" style:font-size-asian="13pt" style:font-size-complex="13pt"/>
    </style:style>
    <style:style style:name="P31" style:family="paragraph" style:parent-style-name="Standard">
      <style:paragraph-properties fo:line-height="150%" style:writing-mode="page"/>
      <style:text-properties officeooo:paragraph-rsid="0006ff8b"/>
    </style:style>
    <style:style style:name="P32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3pt" officeooo:paragraph-rsid="0003a602" style:font-size-asian="13pt" style:font-size-complex="13pt"/>
    </style:style>
    <style:style style:name="P33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3pt" officeooo:paragraph-rsid="00053e21" style:font-size-asian="13pt" style:font-size-complex="13pt"/>
    </style:style>
    <style:style style:name="P34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3pt" officeooo:paragraph-rsid="0003a602" style:font-size-asian="13pt" style:font-size-complex="13pt"/>
    </style:style>
    <style:style style:name="P35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3pt" officeooo:paragraph-rsid="00053e21" style:font-size-asian="13pt" style:font-size-complex="13pt"/>
    </style:style>
    <style:style style:name="P36" style:family="paragraph" style:parent-style-name="Standard" style:master-page-name="PageStyle0">
      <style:paragraph-properties fo:line-height="150%" style:page-number="auto" style:writing-mode="page"/>
      <style:text-properties style:font-name="Arial" fo:font-size="13pt" officeooo:rsid="00033740" officeooo:paragraph-rsid="00033740" style:font-size-asian="13pt" style:font-size-complex="13pt"/>
    </style:style>
    <style:style style:name="P37" style:family="paragraph" style:parent-style-name="Standard" style:master-page-name="">
      <style:paragraph-properties fo:line-height="150%" style:page-number="auto" style:writing-mode="page"/>
      <style:text-properties style:font-name="Arial" fo:font-size="13pt" style:font-size-asian="13pt" style:font-size-complex="13pt"/>
    </style:style>
    <style:style style:name="P38" style:family="paragraph" style:parent-style-name="Standard" style:master-page-name="">
      <style:paragraph-properties fo:line-height="150%" style:page-number="auto" style:writing-mode="page"/>
      <style:text-properties style:font-name="Arial" fo:font-size="13pt" officeooo:paragraph-rsid="00070dbd" style:font-size-asian="13pt" style:font-size-complex="13pt"/>
    </style:style>
    <style:style style:name="P39" style:family="paragraph" style:parent-style-name="Standard" style:master-page-name="">
      <style:paragraph-properties fo:line-height="150%" style:page-number="auto" style:writing-mode="page">
        <style:tab-stops>
          <style:tab-stop style:position="0.483cm"/>
        </style:tab-stops>
      </style:paragraph-properties>
      <style:text-properties style:font-name="Arial" fo:font-size="13pt" style:font-size-asian="13pt" style:font-size-complex="13pt"/>
    </style:style>
    <style:style style:name="P40" style:family="paragraph" style:parent-style-name="Standard" style:master-page-name="">
      <style:paragraph-properties fo:line-height="150%" style:page-number="auto" style:writing-mode="page"/>
      <style:text-properties style:font-name="Arial" fo:font-size="13pt" officeooo:paragraph-rsid="00083812" style:font-size-asian="13pt" style:font-size-complex="13pt"/>
    </style:style>
    <style:style style:name="P41" style:family="paragraph" style:parent-style-name="Standard" style:master-page-name="">
      <style:paragraph-properties fo:line-height="150%" style:page-number="auto" style:writing-mode="page">
        <style:tab-stops>
          <style:tab-stop style:position="0.527cm"/>
        </style:tab-stops>
      </style:paragraph-properties>
      <style:text-properties style:font-name="Arial" fo:font-size="13pt" style:font-size-asian="13pt" style:font-size-complex="13pt"/>
    </style:style>
    <style:style style:name="P42" style:family="paragraph" style:parent-style-name="Standard" style:master-page-name="">
      <style:paragraph-properties fo:line-height="150%" style:page-number="auto" style:writing-mode="page"/>
      <style:text-properties style:font-name="Arial" fo:font-size="13pt" officeooo:paragraph-rsid="0009497c" style:font-size-asian="13pt" style:font-size-complex="13pt"/>
    </style:style>
    <style:style style:name="P43" style:family="paragraph" style:parent-style-name="Standard" style:master-page-name="">
      <style:paragraph-properties fo:line-height="150%" style:page-number="auto" style:writing-mode="page"/>
      <style:text-properties style:font-name="Arial" fo:font-size="13pt" officeooo:paragraph-rsid="00094a4b" style:font-size-asian="13pt" style:font-size-complex="13pt"/>
    </style:style>
    <style:style style:name="P44" style:family="paragraph" style:parent-style-name="Standard" style:master-page-name="">
      <style:paragraph-properties fo:line-height="150%" style:page-number="auto" style:writing-mode="page">
        <style:tab-stops>
          <style:tab-stop style:position="0.369cm"/>
        </style:tab-stops>
      </style:paragraph-properties>
      <style:text-properties style:font-name="Arial" fo:font-size="13pt" officeooo:paragraph-rsid="00094a4b" style:font-size-asian="13pt" style:font-size-complex="13pt"/>
    </style:style>
    <style:style style:name="P45" style:family="paragraph" style:parent-style-name="Standard" style:master-page-name="">
      <style:paragraph-properties fo:line-height="150%" style:page-number="auto" style:writing-mode="page"/>
      <style:text-properties style:font-name="Arial" fo:font-size="13pt" officeooo:paragraph-rsid="000ab9c3" style:font-size-asian="13pt" style:font-size-complex="13pt"/>
    </style:style>
    <style:style style:name="P46" style:family="paragraph" style:parent-style-name="Standard" style:master-page-name="">
      <style:paragraph-properties fo:line-height="150%" style:page-number="auto" style:writing-mode="page">
        <style:tab-stops>
          <style:tab-stop style:position="0.31cm"/>
        </style:tab-stops>
      </style:paragraph-properties>
      <style:text-properties style:font-name="Arial" fo:font-size="13pt" officeooo:paragraph-rsid="000ab9c3" style:font-size-asian="13pt" style:font-size-complex="13pt"/>
    </style:style>
    <style:style style:name="P47" style:family="paragraph" style:parent-style-name="Standard" style:master-page-name="">
      <style:paragraph-properties fo:line-height="150%" style:page-number="auto" style:writing-mode="page"/>
      <style:text-properties style:font-name="Arial" fo:font-size="13pt" officeooo:paragraph-rsid="000c2fa5" style:font-size-asian="13pt" style:font-size-complex="13pt"/>
    </style:style>
    <style:style style:name="P48" style:family="paragraph" style:parent-style-name="Standard" style:master-page-name="">
      <style:paragraph-properties fo:line-height="150%" style:page-number="auto" style:writing-mode="page">
        <style:tab-stops>
          <style:tab-stop style:position="0.266cm"/>
        </style:tab-stops>
      </style:paragraph-properties>
      <style:text-properties style:font-name="Arial" fo:font-size="13pt" officeooo:paragraph-rsid="000e13db" style:font-size-asian="13pt" style:font-size-complex="13pt"/>
    </style:style>
    <style:style style:name="P49" style:family="paragraph" style:parent-style-name="Standard" style:master-page-name="">
      <style:paragraph-properties fo:line-height="150%" style:page-number="auto" style:writing-mode="page"/>
      <style:text-properties style:font-name="Arial" fo:font-size="13pt" officeooo:paragraph-rsid="000e13db" style:font-size-asian="13pt" style:font-size-complex="13pt"/>
    </style:style>
    <style:style style:name="P50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3pt" style:font-size-asian="13pt" style:font-size-complex="13pt"/>
    </style:style>
    <style:style style:name="P51" style:family="paragraph" style:parent-style-name="Standard">
      <style:paragraph-properties fo:line-height="150%" style:writing-mode="page">
        <style:tab-stops>
          <style:tab-stop style:position="4.528cm" style:leader-style="solid" style:leader-text="-"/>
        </style:tab-stops>
      </style:paragraph-properties>
      <style:text-properties style:font-name="Arial1" fo:font-size="13pt" officeooo:rsid="0003a602" officeooo:paragraph-rsid="00053e21" style:font-name-asian="Arial1" style:font-size-asian="13pt" style:font-name-complex="Arial1" style:font-size-complex="13pt"/>
    </style:style>
    <style:style style:name="P52" style:family="paragraph" style:parent-style-name="Standard">
      <style:paragraph-properties fo:line-height="150%" style:writing-mode="page">
        <style:tab-stops>
          <style:tab-stop style:position="4.528cm" style:leader-style="solid" style:leader-text="-"/>
        </style:tab-stops>
      </style:paragraph-properties>
      <style:text-properties style:font-name="Arial1" fo:font-size="13pt" officeooo:rsid="00053e21" officeooo:paragraph-rsid="00053e21" style:font-name-asian="Arial1" style:font-size-asian="13pt" style:font-name-complex="Arial1" style:font-size-complex="13pt"/>
    </style:style>
    <style:style style:name="P53" style:family="paragraph" style:parent-style-name="Standard" style:list-style-name="">
      <style:paragraph-properties fo:line-height="150%" style:writing-mode="page"/>
      <style:text-properties style:font-name="Arial" fo:font-size="13pt" officeooo:rsid="00053e21" officeooo:paragraph-rsid="00053e21" style:font-size-asian="13pt" style:font-size-complex="13pt"/>
    </style:style>
    <style:style style:name="P54" style:family="paragraph" style:parent-style-name="Standard">
      <style:paragraph-properties fo:line-height="150%" style:writing-mode="page"/>
      <style:text-properties style:font-name="Arial" fo:font-size="13pt" style:font-size-asian="13pt" style:font-size-complex="13pt"/>
    </style:style>
    <style:style style:name="P55" style:family="paragraph" style:parent-style-name="Standard" style:list-style-name="">
      <style:paragraph-properties fo:line-height="150%" style:writing-mode="page"/>
      <style:text-properties style:font-name="Arial" fo:font-size="13pt" style:font-size-asian="13pt" style:font-size-complex="13pt"/>
    </style:style>
    <style:style style:name="P56" style:family="paragraph" style:parent-style-name="Standard" style:list-style-name="">
      <style:paragraph-properties fo:line-height="150%" style:writing-mode="page"/>
      <style:text-properties style:font-name="Arial" fo:font-size="13pt" style:font-size-asian="13pt" style:font-size-complex="13pt"/>
    </style:style>
    <style:style style:name="P57" style:family="paragraph" style:parent-style-name="Standard">
      <style:paragraph-properties fo:line-height="150%" style:writing-mode="page"/>
      <style:text-properties style:font-name="Arial" fo:font-size="13pt" officeooo:paragraph-rsid="0006ff8b" style:font-size-asian="13pt" style:font-size-complex="13pt"/>
    </style:style>
    <style:style style:name="P58" style:family="paragraph" style:parent-style-name="Standard">
      <style:paragraph-properties fo:line-height="150%" style:writing-mode="page"/>
      <style:text-properties style:font-name="Arial" fo:font-size="13pt" officeooo:paragraph-rsid="00070dbd" style:font-size-asian="13pt" style:font-size-complex="13pt"/>
    </style:style>
    <style:style style:name="P59" style:family="paragraph" style:parent-style-name="Standard">
      <style:paragraph-properties fo:line-height="150%" style:writing-mode="page">
        <style:tab-stops>
          <style:tab-stop style:position="0.483cm"/>
        </style:tab-stops>
      </style:paragraph-properties>
      <style:text-properties style:font-name="Arial" fo:font-size="13pt" officeooo:paragraph-rsid="00070dbd" style:font-size-asian="13pt" style:font-size-complex="13pt"/>
    </style:style>
    <style:style style:name="P60" style:family="paragraph" style:parent-style-name="Standard">
      <style:paragraph-properties fo:line-height="150%" style:writing-mode="page"/>
      <style:text-properties style:font-name="Arial" fo:font-size="13pt" officeooo:paragraph-rsid="00083812" style:font-size-asian="13pt" style:font-size-complex="13pt"/>
    </style:style>
    <style:style style:name="P61" style:family="paragraph" style:parent-style-name="Standard">
      <style:paragraph-properties fo:line-height="150%" style:writing-mode="page">
        <style:tab-stops>
          <style:tab-stop style:position="0.527cm"/>
        </style:tab-stops>
      </style:paragraph-properties>
      <style:text-properties style:font-name="Arial" fo:font-size="13pt" officeooo:paragraph-rsid="00083812" style:font-size-asian="13pt" style:font-size-complex="13pt"/>
    </style:style>
    <style:style style:name="P62" style:family="paragraph" style:parent-style-name="Standard">
      <style:paragraph-properties fo:line-height="150%" style:writing-mode="page"/>
      <style:text-properties style:font-name="Arial" fo:font-size="13pt" officeooo:paragraph-rsid="0009497c" style:font-size-asian="13pt" style:font-size-complex="13pt"/>
    </style:style>
    <style:style style:name="P63" style:family="paragraph" style:parent-style-name="Standard">
      <style:paragraph-properties fo:line-height="150%" style:writing-mode="page"/>
      <style:text-properties style:font-name="Arial" fo:font-size="13pt" officeooo:paragraph-rsid="00094a4b" style:font-size-asian="13pt" style:font-size-complex="13pt"/>
    </style:style>
    <style:style style:name="P64" style:family="paragraph" style:parent-style-name="Standard">
      <style:paragraph-properties fo:line-height="150%" style:writing-mode="page">
        <style:tab-stops>
          <style:tab-stop style:position="0.369cm"/>
        </style:tab-stops>
      </style:paragraph-properties>
      <style:text-properties style:font-name="Arial" fo:font-size="13pt" officeooo:paragraph-rsid="00094a4b" style:font-size-asian="13pt" style:font-size-complex="13pt"/>
    </style:style>
    <style:style style:name="P65" style:family="paragraph" style:parent-style-name="Standard">
      <style:paragraph-properties fo:line-height="150%" style:writing-mode="page"/>
      <style:text-properties style:font-name="Arial" fo:font-size="13pt" officeooo:paragraph-rsid="000ab9c3" style:font-size-asian="13pt" style:font-size-complex="13pt"/>
    </style:style>
    <style:style style:name="P66" style:family="paragraph" style:parent-style-name="Standard">
      <style:paragraph-properties fo:line-height="150%" style:writing-mode="page">
        <style:tab-stops>
          <style:tab-stop style:position="0.31cm"/>
        </style:tab-stops>
      </style:paragraph-properties>
      <style:text-properties style:font-name="Arial" fo:font-size="13pt" officeooo:paragraph-rsid="000ab9c3" style:font-size-asian="13pt" style:font-size-complex="13pt"/>
    </style:style>
    <style:style style:name="P67" style:family="paragraph" style:parent-style-name="Standard">
      <style:paragraph-properties fo:line-height="150%" style:writing-mode="page"/>
      <style:text-properties style:font-name="Arial" fo:font-size="13pt" officeooo:paragraph-rsid="000c2fa5" style:font-size-asian="13pt" style:font-size-complex="13pt"/>
    </style:style>
    <style:style style:name="P68" style:family="paragraph" style:parent-style-name="Standard">
      <style:paragraph-properties fo:line-height="150%" style:writing-mode="page"/>
      <style:text-properties style:font-name="Arial" fo:font-size="13pt" officeooo:paragraph-rsid="000e13db" style:font-size-asian="13pt" style:font-size-complex="13pt"/>
    </style:style>
    <style:style style:name="P69" style:family="paragraph" style:parent-style-name="Standard">
      <style:paragraph-properties fo:line-height="150%" style:writing-mode="page">
        <style:tab-stops>
          <style:tab-stop style:position="0.266cm"/>
        </style:tab-stops>
      </style:paragraph-properties>
      <style:text-properties style:font-name="Arial" fo:font-size="13pt" officeooo:paragraph-rsid="000e13db" style:font-size-asian="13pt" style:font-size-complex="13pt"/>
    </style:style>
    <style:style style:name="P70" style:family="paragraph" style:parent-style-name="Standard">
      <style:paragraph-properties fo:line-height="150%" style:writing-mode="page"/>
      <style:text-properties style:font-name="Arial" fo:font-size="13pt" officeooo:rsid="0009497c" officeooo:paragraph-rsid="0009497c" style:font-size-asian="13pt" style:font-size-complex="13pt"/>
    </style:style>
    <style:style style:name="P71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3pt" style:font-size-asian="13pt" style:font-size-complex="13pt"/>
    </style:style>
    <style:style style:name="P72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3pt" style:font-size-asian="13pt" style:font-size-complex="13pt"/>
    </style:style>
    <style:style style:name="P73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3pt" style:font-size-asian="13pt" style:font-size-complex="13pt"/>
    </style:style>
    <style:style style:name="P74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3pt" style:font-size-asian="13pt" style:font-size-complex="13pt"/>
    </style:style>
    <style:style style:name="P75" style:family="paragraph" style:parent-style-name="Standard">
      <style:paragraph-properties fo:margin-left="0.635cm" fo:margin-right="0cm" fo:line-height="150%" fo:text-indent="-0.635cm" style:auto-text-indent="false" style:writing-mode="page"/>
      <style:text-properties style:font-name="Arial" fo:font-size="13pt" style:font-size-asian="13pt" style:font-size-complex="13pt"/>
    </style:style>
    <style:style style:name="P76" style:family="paragraph" style:parent-style-name="Standard">
      <style:paragraph-properties fo:margin-left="0.635cm" fo:margin-right="0cm" fo:line-height="150%" fo:text-indent="-0.635cm" style:auto-text-indent="false" style:writing-mode="page"/>
      <style:text-properties style:font-name="Arial" fo:font-size="13pt" officeooo:paragraph-rsid="000ab9c3" style:font-size-asian="13pt" style:font-size-complex="13pt"/>
    </style:style>
    <style:style style:name="P77" style:family="paragraph" style:parent-style-name="Standard" style:master-page-name="">
      <style:paragraph-properties fo:margin-left="0.635cm" fo:margin-right="0cm" fo:line-height="150%" fo:text-indent="-0.635cm" style:auto-text-indent="false" style:page-number="auto" style:writing-mode="page"/>
      <style:text-properties style:font-name="Arial" fo:font-size="13pt" style:font-size-asian="13pt" style:font-size-complex="13pt"/>
    </style:style>
    <style:style style:name="T1" style:family="text">
      <style:text-properties style:font-name="Arial" fo:font-size="13pt" style:font-size-asian="13pt" style:font-size-complex="13pt"/>
    </style:style>
    <style:style style:name="T2" style:family="text">
      <style:text-properties style:font-name="Arial" fo:font-size="13pt" officeooo:rsid="0006ff8b" style:font-size-asian="13pt" style:font-size-complex="13pt"/>
    </style:style>
    <style:style style:name="T3" style:family="text">
      <style:text-properties officeooo:rsid="00033740"/>
    </style:style>
    <style:style style:name="T4" style:family="text">
      <style:text-properties officeooo:rsid="0003a602"/>
    </style:style>
    <style:style style:name="T5" style:family="text">
      <style:text-properties style:font-name="Arial1" style:font-name-asian="Arial1" style:font-name-complex="Arial1"/>
    </style:style>
    <style:style style:name="T6" style:family="text">
      <style:text-properties style:font-name="Arial1" officeooo:rsid="0003a602" style:font-name-asian="Arial1" style:font-name-complex="Arial1"/>
    </style:style>
    <style:style style:name="T7" style:family="text">
      <style:text-properties officeooo:rsid="00053e21"/>
    </style:style>
    <style:style style:name="T8" style:family="text">
      <style:text-properties officeooo:rsid="0006ff8b"/>
    </style:style>
    <style:style style:name="T9" style:family="text">
      <style:text-properties officeooo:rsid="00070dbd"/>
    </style:style>
    <style:style style:name="T10" style:family="text">
      <style:text-properties officeooo:rsid="00083812"/>
    </style:style>
    <style:style style:name="T11" style:family="text">
      <style:text-properties officeooo:rsid="0009497c"/>
    </style:style>
    <style:style style:name="T12" style:family="text">
      <style:text-properties style:font-name="Arial1" officeooo:rsid="0009497c" style:font-name-asian="Arial1" style:font-name-complex="Arial1"/>
    </style:style>
    <style:style style:name="T13" style:family="text">
      <style:text-properties officeooo:rsid="00094a4b"/>
    </style:style>
    <style:style style:name="T14" style:family="text">
      <style:text-properties officeooo:rsid="000ab9c3"/>
    </style:style>
    <style:style style:name="T15" style:family="text">
      <style:text-properties officeooo:rsid="000c2fa5"/>
    </style:style>
    <style:style style:name="T16" style:family="text">
      <style:text-properties officeooo:rsid="000e13db"/>
    </style:style>
    <style:style style:name="Sect1" style:family="section">
      <style:section-properties fo:margin-left="2.54cm" fo:margin-right="8.749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p text:style-name="P36">Ján Dianovský</text:p>
        <text:h text:style-name="P50" text:outline-level="1"><text:bookmark-start text:name="bookmark0"/>Pred nami <text:bookmark-end text:name="bookmark0"/><text:span text:style-name="T3">hviezda</text:span></text:h>
        <text:p text:style-name="P3"/>
        <text:p text:style-name="P16"/>
        <text:p text:style-name="P27">1.</text:p>
        <text:p text:style-name="P27">Z BOJA</text:p>
        <text:p text:style-name="P3"/>
        <text:p text:style-name="P16"><text:span text:style-name="T4">P</text:span>OZDRAV Z BOJA</text:p>
        <text:p text:style-name="P3"/>
        <text:p text:style-name="P17">Chcel by som poslať pozdrav mame,</text:p>
        <text:p text:style-name="P17">ale niet karty.</text:p>
        <text:p text:style-name="P32">A tie listy:</text:p>
        <text:p text:style-name="P34">to jesenné už blato samé,</text:p>
        <text:p text:style-name="P34">rukopis bude málo čistý.</text:p>
        <text:p text:style-name="P3"/>
        <text:p text:style-name="P17">Však mama list si poobráti</text:p>
        <text:p text:style-name="P17">a žilky na ňom spočíta si:</text:p>
        <text:p text:style-name="P17">nepárna: padol.</text:p>
        <text:p text:style-name="P3">Párna: vráti</text:p>
        <text:p text:style-name="P3">čoskoro sa mi z boja asi.</text:p>
        <text:p text:style-name="P3"><text:soft-page-break/>A či snáď nemá teraz vartu?</text:p>
        <text:p text:style-name="P3"/>
        <text:p text:style-name="P17">Ach, nepočítaj žilky, mama,</text:p>
        <text:p text:style-name="P17">ten rozmočený lístok vraví,</text:p>
        <text:p text:style-name="P17">že s Tebou som, i keď si sama</text:p>
        <text:p text:style-name="P17">a že som ešte na boj zdravý.</text:p>
        <text:p text:style-name="P17">Odkiaľ tie zprávy?</text:p>
        <text:p text:style-name="P3">Od Telgartu.</text:p>
        <text:p text:style-name="P3"/>
        <text:p text:style-name="P16"/>
        <text:p text:style-name="P16">R<text:span text:style-name="T4">O</text:span>K 1944</text:p>
        <text:p text:style-name="P3"/>
        <text:p text:style-name="P16">Ako to všetko riecť,</text:p>
        <text:p text:style-name="P3">Ako to vyjaviť?</text:p>
        <text:p text:style-name="P7">Ako sa rozdať celý,</text:p>
        <text:p text:style-name="P17">zaplaviť svet?</text:p>
        <text:p text:style-name="P3">Tak <text:span text:style-name="T4">ľ</text:span>úbim ho,</text:p>
        <text:p text:style-name="P3">rok štyridsiaty štvrtý,</text:p>
        <text:p text:style-name="P3">nasiakly mocnou borbou síl.</text:p>
        <text:p text:style-name="P3">Čo môže krajšie byť?</text:p>
        <text:p text:style-name="P7"><text:soft-page-break/>Na hradbách obrany krajšieho zajtrajška</text:p>
        <text:p text:style-name="P17">nestojí človek náš iba sám.</text:p>
        <text:p text:style-name="P7">Vidíš tam Rusa, Čecha i Francúza.</text:p>
        <text:p text:style-name="P17">Národov záplava <text:span text:style-name="T6">—</text:span> však jedna zástava!</text:p>
        <text:p text:style-name="P17">Rojnice z národov,</text:p>
        <text:p text:style-name="P17">znak však je spoločný.</text:p>
        <text:p text:style-name="P7">Každý len jedno chce —</text:p>
        <text:p text:style-name="P17">slobody kus!</text:p>
        <text:p text:style-name="P7">Zástava jedna je —</text:p>
        <text:p text:style-name="P17">internacionalizmus!</text:p>
        <text:p text:style-name="P3"/>
        <text:p text:style-name="P3"/>
        <text:p text:style-name="P16"><text:span text:style-name="T4">Z</text:span>A PRÁVA ŽIVÝCH</text:p>
        <text:p text:style-name="P3"/>
        <text:p text:style-name="P17">Ako by k brehom smrti zaľahol,</text:p>
        <text:p text:style-name="P17">keď pod ním plachá zem a nad ním</text:p>
        <text:p text:style-name="P17">hviezdny čas.</text:p>
        <text:p text:style-name="P3"/>
        <text:p text:style-name="P17">Ale to z iných hĺbok vytryskla</text:p>
        <text:p text:style-name="P17">tá sila nedať svoje zbúrať</text:p>
        <text:p text:style-name="P17"><text:soft-page-break/>bez vzdoru.</text:p>
        <text:p text:style-name="P3"/>
        <text:p text:style-name="P17">A tak ho našla mať — zem vzdúvať sa</text:p>
        <text:p text:style-name="P17">v úž<text:span text:style-name="T4">ľ</text:span>abných plachtách rozpenenia</text:p>
        <text:p text:style-name="P17">za život.</text:p>
        <text:p text:style-name="P8"/>
        <text:p text:style-name="P18">V prašťaní prútia horám prisahal,</text:p>
        <text:p text:style-name="P18">do mračien vboril pohľad ostrý:</text:p>
        <text:p text:style-name="P18">pomstí sa.</text:p>
        <text:p text:style-name="P3"/>
        <text:p text:style-name="P16">A kým sa ktosi pri kozube chvel</text:p>
        <text:p text:style-name="P4">o jeden život v húšti krovín,</text:p>
        <text:p text:style-name="P5">o mladosť,</text:p>
        <text:p text:style-name="P7"/>
        <text:p text:style-name="P17">zhúžvané sluje dúbrav púšťaly</text:p>
        <text:p text:style-name="P17">desiatky, stovky chlapcov hôrnych</text:p>
        <text:p text:style-name="P17">k odplate.</text:p>
        <text:p text:style-name="P3"/>
        <text:p text:style-name="P17">Toto, čo strhlo mosty od spodkov,</text:p>
        <text:p text:style-name="P17">toto, čo drúzga hrádze, múry,</text:p>
        <text:p text:style-name="P17"><text:soft-page-break/>čo tu vrie,</text:p>
        <text:p text:style-name="P17"/>
        <text:p text:style-name="P7">do žíl čo vteká riekou ponornou</text:p>
        <text:p text:style-name="P17">a v zdvihoch pästí detonuje,</text:p>
        <text:p text:style-name="P17">to je boj</text:p>
        <text:p text:style-name="P3"/>
        <text:p text:style-name="P17">za veľkých mŕtvych tejto zeme nás,</text:p>
        <text:p text:style-name="P17">za práva živých ku slobode</text:p>
        <text:p text:style-name="P17">budúcim.</text:p>
        <text:p text:style-name="P3"/>
        <text:p text:style-name="P16"/>
        <text:p text:style-name="P16"><text:span text:style-name="T4">P</text:span>RIEPUSTKY</text:p>
        <text:p text:style-name="P3"/>
        <text:p text:style-name="P19">Tu v horách ako v hrudi plameň:</text:p>
        <text:p text:style-name="P19">všetko horí.</text:p>
        <text:p text:style-name="P9">A predsa ktosi zo zázemia hlási,</text:p>
        <text:p text:style-name="P19">že nemá smyslu boj náš tuto.</text:p>
        <text:p text:style-name="P10"/>
        <text:p text:style-name="P20">I lietadlo nás shora klame:</text:p>
        <text:p text:style-name="P20">že vraj ktorý</text:p>
        <text:p text:style-name="P3"><text:soft-page-break/>vojak sa vráti, domov môže.</text:p>
        <text:p text:style-name="P3">Žasy.</text:p>
        <text:p text:style-name="P3">Za čím to tamtým pánom fúto?</text:p>
        <text:p text:style-name="P3"/>
        <text:p text:style-name="P19">Tu v horách ako v hrudi plameň:</text:p>
        <text:p text:style-name="P19">všetko blčí.</text:p>
        <text:p text:style-name="P3">A predsa ktosi zvádza k zrade.</text:p>
        <text:p text:style-name="P3"/>
        <text:p text:style-name="P19">Necúvnuť, pokiaľ nezdoláme</text:p>
        <text:p text:style-name="P19">hlas ten vlčí.</text:p>
        <text:p text:style-name="P3"/>
        <text:p text:style-name="P19">Pomedzi stromy v dlhom rade</text:p>
        <text:p text:style-name="P19">si vojsko ďalšie guľomety</text:p>
        <text:p text:style-name="P19">na boj kladie.</text:p>
        <text:p text:style-name="P3"/>
        <text:p text:style-name="P16"/>
        <text:p text:style-name="P16"><text:span text:style-name="T7">S</text:span>POLUVÄZŇOM</text:p>
        <text:p text:style-name="P3"/>
        <text:p text:style-name="P28">I.</text:p>
        <text:p text:style-name="P19">Pre trochu slnka zo slobody,</text:p>
        <text:p text:style-name="P19"><text:soft-page-break/>či pre kus voľna</text:p>
        <text:p text:style-name="P9">pod kvermi stráž nás mestom vodí,</text:p>
        <text:p text:style-name="P19">sledujúc krok náš, reč i oddych.</text:p>
        <text:p text:style-name="P3"/>
        <text:p text:style-name="P16">To ešte vojna?</text:p>
        <text:p text:style-name="P11"/>
        <text:p text:style-name="P21">V ch<text:span text:style-name="T7">l</text:span>ebe som našiel milej lístok:</text:p>
        <text:p text:style-name="P21">Len vydrž, Janko.</text:p>
        <text:p text:style-name="P9">Pýtam sa: skončí boj ten isto</text:p>
        <text:p text:style-name="P19">poslednou guľkou?</text:p>
        <text:p text:style-name="P3"/>
        <text:p text:style-name="P19">Po celú noc ma mordovala</text:p>
        <text:p text:style-name="P19">vízia temná:</text:p>
        <text:p text:style-name="P12">tie prvé guľky na náš valal,</text:p>
        <text:p text:style-name="P22">posledná pre mňa <text:span text:style-name="T6">— — —</text:span></text:p>
        <text:p text:style-name="P51"/>
        <text:p text:style-name="P29"><text:span text:style-name="T6">I</text:span><text:span text:style-name="T5">I.</text:span></text:p>
        <text:p text:style-name="P52"/>
        <text:p text:style-name="P9">Viem, že sa dočkám. Príde. Príde</text:p>
        <text:p text:style-name="P19">na toto miesto ostnatého dr<text:span text:style-name="T7">=o</text:span>tu</text:p>
        <text:p text:style-name="P19"><text:soft-page-break/>s mávnutím ľahším vtáčích krídel,</text:p>
        <text:p text:style-name="P19">ako by stráže nebolo tu.</text:p>
        <text:p text:style-name="P19"/>
        <text:p text:style-name="P9">Tak si ju vnášam do myšlienok svojich:</text:p>
        <text:p text:style-name="P19">to, čo nás bolí, ona zhojí.</text:p>
        <text:p text:style-name="P3"/>
        <text:p text:style-name="P19">Ale i tak ju vidím: s nami stojí</text:p>
        <text:p text:style-name="P19">víťazná po tom slávnom boji.</text:p>
        <text:h text:style-name="P50" text:outline-level="4"><text:bookmark text:name="bookmark2"/></text:h>
        <text:h text:style-name="P53" text:outline-level="4">III</text:h>
        <text:h text:style-name="P53" text:outline-level="4"/>
        <text:p text:style-name="P3">Čo ztade vidieť?</text:p>
        <text:p text:style-name="P33">Aké obrazy?</text:p>
        <text:p text:style-name="P35">Zmotané klbká myšlienok.</text:p>
        <text:p text:style-name="P9">Človek sa od slov stokrát odrazí,</text:p>
        <text:p text:style-name="P19">zdá sa, že treba domyslieť:</text:p>
        <text:p text:style-name="P3"/>
        <text:p text:style-name="P16">Ten starý svet</text:p>
        <text:p text:style-name="P3">nebude stavať nový systém.</text:p>
        <text:h text:style-name="P50" text:outline-level="4"/>
        <text:h text:style-name="P55" text:outline-level="4"><text:soft-page-break/></text:h>
        <text:h text:style-name="P55" text:outline-level="4"><text:span text:style-name="T7">P</text:span><text:bookmark-start text:name="bookmark3"/>O BOJI<text:bookmark-end text:name="bookmark3"/></text:h>
        <text:p text:style-name="P3"/>
        <text:p text:style-name="P16">Srdcami zvonov bije mier.</text:p>
        <text:p text:style-name="P9">Koľko tu sĺz a koľko otázok</text:p>
        <text:p text:style-name="P19">deň prevrátilo horenohami,</text:p>
        <text:p text:style-name="P19">kde zloduch zúril: neuver.</text:p>
        <text:p text:style-name="P3"/>
        <text:p text:style-name="P16">Srdcami ľudí bije mier.</text:p>
        <text:p text:style-name="P9">Sirény vzniesly strechy k oblakom</text:p>
        <text:p text:style-name="P19">a promenádou ako mesto vrie,</text:p>
        <text:p text:style-name="P19">nespieva krutý mašinkver.</text:p>
        <text:p text:style-name="P13"/>
        <text:p text:style-name="P23"/>
        <text:p text:style-name="P30">2.</text:p>
        <text:p text:style-name="P30">Z PRÁCE</text:p>
        <text:p text:style-name="P23"/>
        <text:p text:style-name="P23"><text:span text:style-name="T7">P</text:span>OZDRAV NAJSKROMNEJŠÍ</text:p>
        <text:p text:style-name="P23"/>
        <text:p text:style-name="P23">J. <text:span text:style-name="T7">V</text:span>. Stalinovi</text:p>
        <text:h text:style-name="P50" text:outline-level="3"><text:soft-page-break/></text:h>
        <text:h text:style-name="P55" text:outline-level="3"><text:bookmark-start text:name="bookmark4"/>I.<text:bookmark-end text:name="bookmark4"/></text:h>
        <text:p text:style-name="P3"/>
        <text:p text:style-name="P19">Keby som mohol</text:p>
        <text:p text:style-name="P19">odovzdať všetky srdcia,</text:p>
        <text:p text:style-name="P19">čo ozaj milujú</text:p>
        <text:p text:style-name="P19">Vás,</text:p>
        <text:p text:style-name="P9">bol by to veniec</text:p>
        <text:p text:style-name="P19">najdrahšej poézie,</text:p>
        <text:p text:style-name="P19">uvitý životom</text:p>
        <text:p text:style-name="P19">krás.</text:p>
        <text:p text:style-name="P3"/>
        <text:p text:style-name="P19">Ale som dieťa</text:p>
        <text:p text:style-name="P19">s jediným srdcom lásky,</text:p>
        <text:p text:style-name="P19">s detinskou prostotou,</text:p>
        <text:p text:style-name="P19">sám,</text:p>
        <text:p text:style-name="P9">však zo slov prvých</text:p>
        <text:p text:style-name="P19">prevzácne Vaše meno</text:p>
        <text:p text:style-name="P19">na perách oddania</text:p>
        <text:p text:style-name="P19"><text:span text:style-name="T7">m</text:span>ám.</text:p>
        <text:p text:style-name="P3"><text:soft-page-break/></text:p>
        <text:p text:style-name="P16">Básnici veľkí</text:p>
        <text:p text:style-name="P6">o Vašich činoch píšu</text:p>
        <text:p text:style-name="P24">pravdivé legendy</text:p>
        <text:p text:style-name="P24">kníh,</text:p>
        <text:p text:style-name="P9">a ja som šťastný,</text:p>
        <text:p text:style-name="P19">že môžem v sebe cítiť</text:p>
        <text:p text:style-name="P19">šľachetnosť Vašich slov</text:p>
        <text:p text:style-name="P19">z nich.</text:p>
        <text:p text:style-name="P3"/>
        <text:p text:style-name="P19">A Vaši ľudia</text:p>
        <text:p text:style-name="P19">po celej zemeguli</text:p>
        <text:p text:style-name="P19">budujú radostný</text:p>
        <text:p text:style-name="P19">svet,</text:p>
        <text:p text:style-name="P9">kde biednych matiek</text:p>
        <text:p text:style-name="P19">a utláčaných sluhov</text:p>
        <text:p text:style-name="P19">v palácoch rovnosti</text:p>
        <text:p text:style-name="P19">niet.</text:p>
        <text:p text:style-name="P3"/>
        <text:p text:style-name="P19">Dovoľte, prosím,</text:p>
        <text:p text:style-name="P19"><text:soft-page-break/>aby som k Vášmu dielu</text:p>
        <text:p text:style-name="P19">kytičku prísahy</text:p>
        <text:p text:style-name="P19">dal</text:p>
        <text:p text:style-name="P9">namiesto rečí,</text:p>
        <text:p text:style-name="P19">ktoré by nevyznely</text:p>
        <text:p text:style-name="P19">len ako bublinky chvál.</text:p>
        <text:p text:style-name="P3"/>
        <text:p text:style-name="P19">A mne sa žiada</text:p>
        <text:p text:style-name="P19">očami čistej pravdy</text:p>
        <text:p text:style-name="P19">vysloviť všetok ten</text:p>
        <text:p text:style-name="P19">cit,</text:p>
        <text:p text:style-name="P9">že ako génij,</text:p>
        <text:p text:style-name="P19">láskavý otec mieru</text:p>
        <text:p text:style-name="P19">budete večne v nás</text:p>
        <text:p text:style-name="P19">žiť.</text:p>
        <text:p text:style-name="P3"/>
        <text:p text:style-name="P16"/>
        <text:p text:style-name="P16">II.</text:p>
        <text:p text:style-name="P3"/>
        <text:p text:style-name="P19">Aké sú dlhé koľajnice lásky</text:p>
        <text:p text:style-name="P19"><text:soft-page-break/>po zemi vernej, mojej zemi,</text:p>
        <text:p text:style-name="P19">výpravca isto nepovie mi.</text:p>
        <text:p text:style-name="P3"/>
        <text:p text:style-name="P19">Znamienkom svetla prechádza vlak pražský,</text:p>
        <text:p text:style-name="P19">vlak vďaky a vlak pozdravenia,</text:p>
        <text:p text:style-name="P19">z ktorého cítiť, jak si cenia</text:p>
        <text:p text:style-name="P3"/>
        <text:p text:style-name="P19">priateľstvo Vaše, Vašu prácu, Stalin,</text:p>
        <text:p text:style-name="P19">tí naši dobrí ľudia milí,</text:p>
        <text:p text:style-name="P19">ktorým ste všetko v tejto chvíli.</text:p>
        <text:p text:style-name="P3"/>
        <text:p text:style-name="P19">Aké sú dlhé koľajnice lásky</text:p>
        <text:p text:style-name="P19">po zemi vernej, mojej zemi,</text:p>
        <text:p text:style-name="P19">najlepšie na to odpovie mi</text:p>
        <text:p text:style-name="P3"/>
        <text:p text:style-name="P19">vlak sám, čo vezie srdcia na záväzky,</text:p>
        <text:p text:style-name="P19">tie srdcia, čo sa celé daly</text:p>
        <text:p text:style-name="P19">Vám, drahý Stalin.</text:p>
        <text:p text:style-name="P3"/>
        <text:h text:style-name="P50" text:outline-level="4"><text:bookmark-start text:name="bookmark5"/>III.<text:bookmark-end text:name="bookmark5"/></text:h>
        <text:p text:style-name="P9"><text:soft-page-break/>Je zimný deň a hviezda svieti,</text:p>
        <text:p text:style-name="P19">červená hviezda na zem bielu.</text:p>
        <text:p text:style-name="P19">A pod ňou svorne proletdeti</text:p>
        <text:p text:style-name="P19">sľubujú vernosť Vášmu dielu.</text:p>
        <text:p text:style-name="P3"/>
        <text:p text:style-name="P16"/>
        <text:p text:style-name="P16"><text:span text:style-name="T7">V</text:span>ÍŤAZNÝ FEBRUÁR</text:p>
        <text:p text:style-name="P3"/>
        <text:p text:style-name="P19">Do ulíc ľudí napršalo,</text:p>
        <text:p text:style-name="P19">na hlave hlava:</text:p>
        <text:p text:style-name="P19">to február si z teplých šálov</text:p>
        <text:p text:style-name="P19">jar vymotáva.</text:p>
        <text:p text:style-name="P3"/>
        <text:p text:style-name="P19">Prvý raz pražskom pri orloji</text:p>
        <text:p text:style-name="P19">snežienky zvonia:</text:p>
        <text:p text:style-name="P19">to robotnícka trieda stojí</text:p>
        <text:p text:style-name="P19">jednotne svorná.</text:p>
        <text:p text:style-name="P3"/>
        <text:p text:style-name="P19">A veľké slnko topí ľady,</text:p>
        <text:p text:style-name="P19">zem krásou hostí:</text:p>
        <text:p text:style-name="P19"><text:soft-page-break/>to z mora zástav Gottwald hľadí</text:p>
        <text:p text:style-name="P19">do budúcnosti.</text:p>
        <text:p text:style-name="P3"/>
        <text:p text:style-name="P16"/>
        <text:p text:style-name="P16"><text:span text:style-name="T7">M</text:span>IEROVÉ RÁNO</text:p>
        <text:p text:style-name="P3"/>
        <text:p text:style-name="P19">Až toto ráno</text:p>
        <text:p text:style-name="P19">prebije sa</text:p>
        <text:p text:style-name="P19">vojnovou bránou</text:p>
        <text:p text:style-name="P19">na kraj lesa,</text:p>
        <text:p text:style-name="P19">náš vojak prvý</text:p>
        <text:p text:style-name="P19">od Dargova</text:p>
        <text:p text:style-name="P19">si strasie z krvi</text:p>
        <text:p text:style-name="P19">ťažké slová:</text:p>
        <text:p text:style-name="P19">to je mier.</text:p>
        <text:p text:style-name="P3"/>
        <text:p text:style-name="P16">Kde rosa stečie</text:p>
        <text:p text:style-name="P3">na zem z kvetu,</text:p>
        <text:p text:style-name="P3">tam ostré meče</text:p>
        <text:p text:style-name="P3">nepovedú</text:p>
        <text:p text:style-name="P3"><text:soft-page-break/>viac výpad proti</text:p>
        <text:p text:style-name="P3">človekovi</text:p>
        <text:p text:style-name="P3">cez plyn a dr<text:span text:style-name="T7">ó</text:span>ty,</text:p>
        <text:p text:style-name="P3">cez húšť v kroví:</text:p>
        <text:p text:style-name="P3">to je mier.</text:p>
        <text:p text:style-name="P3"/>
        <text:p text:style-name="P19">V májovom ráne</text:p>
        <text:p text:style-name="P19">pod zástavu</text:p>
        <text:p text:style-name="P19">si každý stane.</text:p>
        <text:p text:style-name="P19">Vetrík z davu</text:p>
        <text:p text:style-name="P19">roznášať bude</text:p>
        <text:p text:style-name="P19">pozdrav Strane.</text:p>
        <text:p text:style-name="P9">Tu z každej hrudy</text:p>
        <text:p text:style-name="P19">srdce planie:</text:p>
        <text:p text:style-name="P19">to je mier.</text:p>
        <text:p text:style-name="P3"/>
        <text:p text:style-name="P19">Kde rytmus rúk a</text:p>
        <text:p text:style-name="P19">rytmus strojov</text:p>
        <text:p text:style-name="P19">nám rozkvet núka</text:p>
        <text:p text:style-name="P19">miesto bojov,</text:p>
        <text:p text:style-name="P19"><text:soft-page-break/>kde všetko rastie</text:p>
        <text:p text:style-name="P19">k dobru ľudu,</text:p>
        <text:p text:style-name="P19">tam pravé šťastie</text:p>
        <text:p text:style-name="P19">vždy mať budú:</text:p>
        <text:p text:style-name="P19">to je mier.</text:p>
        <text:p text:style-name="P3"/>
        <text:p text:style-name="P16"/>
        <text:p text:style-name="P3"><text:span text:style-name="T7">B</text:span>lELA A ČIERNA</text:p>
        <text:p text:style-name="P3"/>
        <text:p text:style-name="P16"><text:span text:style-name="T7">(</text:span>Z grafickej výstavy pre robotníkov)</text:p>
        <text:p text:style-name="P3"/>
        <text:p text:style-name="P25">Tu sa nás krása dotkla dychom farby,</text:p>
        <text:p text:style-name="P25">aká je mäkká v jase svetla,</text:p>
        <text:p text:style-name="P25">vtekajúc do zrenice oka, bár by</text:p>
        <text:p text:style-name="P25">s pochopom všetkých sa tu stretla.</text:p>
        <text:p text:style-name="P3"/>
        <text:p text:style-name="P25">Je rozložená na tej ploche v dvoje:</text:p>
        <text:p text:style-name="P25">v beľ preteplenú nehou jari,</text:p>
        <text:p text:style-name="P25">a kolom nej zas čerň, čo značí boje,</text:p>
        <text:p text:style-name="P25">smútky a trudy, lopot v tvári.</text:p>
        <text:p text:style-name="P14"><text:soft-page-break/></text:p>
        <text:p text:style-name="P26">V tej bielej slnko nádejí a viery,</text:p>
        <text:p text:style-name="P26">v tej bielej závan vyrovnania,</text:p>
        <text:p text:style-name="P26">v tej bielej to, čo ľudí smieri...</text:p>
        <text:p text:style-name="P3">A oni sa viac neporania</text:p>
        <text:p text:style-name="P3"/>
        <text:p text:style-name="P25">Lež i tá čierna vraví o živote:</text:p>
        <text:p text:style-name="P25">kus uhlia je v nej z hlbín zeme,</text:p>
        <text:p text:style-name="P25">tá čierna patrí najvzácnejšej hmote,</text:p>
        <text:p text:style-name="P25">ktorú si v teplo zmeniť chceme</text:p>
        <text:p text:style-name="P3"/>
        <text:p text:style-name="P25">A takto spolu, čierna s bielou vládne,</text:p>
        <text:p text:style-name="P25">na poli ľudskej šachovnice</text:p>
        <text:p text:style-name="P3"/>
        <text:p text:style-name="P16"/>
        <text:p text:style-name="P16"><text:span text:style-name="T8">Z</text:span>ástavám na devíne</text:p>
        <text:p text:style-name="P3"/>
        <text:p text:style-name="P16">(Všeslovanský sjazd)</text:p>
        <text:p text:style-name="P3"/>
        <text:p text:style-name="P16">Skoro sťa dieťa v tomto mori zástav...</text:p>
        <text:p text:style-name="P3"><text:soft-page-break/></text:p>
        <text:p text:style-name="P25">Do bielych halienok sa halia davy</text:p>
        <text:p text:style-name="P25">s modrými stužtičkami</text:p>
        <text:p text:style-name="P25">v červených sukniach našich diev.</text:p>
        <text:p text:style-name="P3"/>
        <text:p text:style-name="P25">Len zvedavý som, čo tu slnko spraví,</text:p>
        <text:p text:style-name="P25">že nemôže sa dívať s nami</text:p>
        <text:p text:style-name="P25">do všetkých tvárí pre zástavy.</text:p>
        <text:p text:style-name="P3"/>
        <text:p text:style-name="P25">Hundravý Dunaj, dumný dedo času,</text:p>
        <text:p text:style-name="P25">dejiny tejto zeme reparuje.</text:p>
        <text:p text:style-name="P3"/>
        <text:p text:style-name="P25">A predsa človek razom nepochopí,</text:p>
        <text:p text:style-name="P25">koľko tu sily, koľko lásky dnes je</text:p>
        <text:p text:style-name="P25">a vrúcnym slzám padať neubráni</text:p>
        <text:p text:style-name="P25">do mo<text:span text:style-name="T8">r</text:span>a zástav, na zástavu,</text:p>
        <text:p text:style-name="P25">na bielu halienku, čo halí davy</text:p>
        <text:p text:style-name="P25">s modrými stužtičkami</text:p>
        <text:p text:style-name="P25">v červených sukniach našich diev.</text:p>
        <text:p text:style-name="P3"/>
        <text:p text:style-name="P25"><text:soft-page-break/><text:span text:style-name="T8">Č</text:span>ím dlhšie vánky trepot neumenšia,</text:p>
        <text:p text:style-name="P25">tým krajšie nebá zvlnia nad hlavami.</text:p>
        <text:p text:style-name="P25">Ach nebá z farieb zástav,</text:p>
        <text:p text:style-name="P25">kde každá iným čarom oči má<text:span text:style-name="T8">m</text:span>i.</text:p>
        <text:p text:style-name="P3"/>
        <text:p text:style-name="P25">Najväčšie nebo v kráse nesie s n<text:span text:style-name="T8">ami</text:span></text:p>
        <text:p text:style-name="P25">tá jedna <text:span text:style-name="T6">—</text:span></text:p>
        <text:p text:style-name="P3">zo všetkých najčervenšia.</text:p>
        <text:p text:style-name="P3"/>
        <text:p text:style-name="P16"/>
        <text:p text:style-name="P16"><text:span text:style-name="T8">S</text:span>CHÝLENÝ K HROBOM</text:p>
        <text:p text:style-name="P3"/>
        <text:p text:style-name="P25">Pravda, že smrti val</text:p>
        <text:p text:style-name="P25">minulosť smieril,</text:p>
        <text:p text:style-name="P25">ale my, živí tu</text:p>
        <text:p text:style-name="P25">v postati svojej,</text:p>
        <text:p text:style-name="P25">robíme vizitu</text:p>
        <text:p text:style-name="P25">cez plač i boje,</text:p>
        <text:p text:style-name="P25">cez švihy korbáča,</text:p>
        <text:p text:style-name="P25">cez tváre bôľu,</text:p>
        <text:p text:style-name="P25"><text:soft-page-break/>cez brázdy oráča,</text:p>
        <text:p text:style-name="P25">sputnanú vôľu,</text:p>
        <text:p text:style-name="P25">cez tmu i cez dereš,</text:p>
        <text:p text:style-name="P25">cez mozoľ dlaní:</text:p>
        <text:p text:style-name="P25">dušu z nás nezderieš,</text:p>
        <text:p text:style-name="P25">lebo ju chráni</text:p>
        <text:p text:style-name="P25">krv moja pre deti,</text:p>
        <text:p text:style-name="P25">pravda i viera.</text:p>
        <text:p text:style-name="P15">Syn môj už prejde ti</text:p>
        <text:p text:style-name="P25">cez erb, čo zmiera</text:p>
        <text:p text:style-name="P25">v nadutej sp<text:span text:style-name="T8">u</text:span>chline</text:p>
        <text:p text:style-name="P25">bachorov nudy.</text:p>
        <text:p text:style-name="P15">Vá<text:span text:style-name="T8">š</text:span> čas sa rozplynie</text:p>
        <text:p text:style-name="P25">v zajtrajšok ľudí,</text:p>
        <text:p text:style-name="P25">ktorí sa rozkročia</text:p>
        <text:p text:style-name="P25">na vlastnej zemi.</text:p>
        <text:p text:style-name="P25">Zdochla už otrocká</text:p>
        <text:p text:style-name="P25">panská voš.</text:p>
        <text:p text:style-name="P3"/>
        <text:p text:style-name="P16">Sme my.</text:p>
        <text:p text:style-name="P3"><text:soft-page-break/></text:p>
        <text:p text:style-name="P16">NA KRÁSU</text:p>
        <text:p text:style-name="P3"/>
        <text:p text:style-name="P25">Nie som ja prvý tu s tou krásou po rane,</text:p>
        <text:p text:style-name="P25">ktorá nám naveky na srdciach ostane,</text:p>
        <text:p text:style-name="P25">ako mať pritúli, pohladká, radu dá,</text:p>
        <text:p text:style-name="P25">že sa jej pod rukou na krivdy zabúda,</text:p>
        <text:p text:style-name="P25">na bolesť oných dní, ktoré nás trúsily</text:p>
        <text:p text:style-name="P25">cez paľbu besných diel. Dnes v svornom úsilí</text:p>
        <text:p text:style-name="P25">spievať sa žiada nám o kráse, ktorá sa</text:p>
        <text:p text:style-name="P25">na ranné červánky tak verne ponáša.</text:p>
        <text:p text:style-name="P3"/>
        <text:p text:style-name="P25">Nie som ja prvý tu s tým veršom trasľavým,</text:p>
        <text:p text:style-name="P25">z ktorého slovíčka pre cudzích nes<text:span text:style-name="T8">ľ</text:span>avím,</text:p>
        <text:p text:style-name="P25">lebo je teplý a úprimný a svojsky láskavý,</text:p>
        <text:p text:style-name="P25">vpísal sa oddane do znaku zástavy,</text:p>
        <text:p text:style-name="P25">a už sa trepoce, v odvahe rozrastá</text:p>
        <text:p text:style-name="P25">do krajších zajtrajškov, z pokoja do šťastia,</text:p>
        <text:p text:style-name="P25">spievať sa žiada nám o kráse vo verši,</text:p>
        <text:p text:style-name="P25">ktorý nás ako hlas najmilšej poteší.</text:p>
        <text:p text:style-name="P3"><text:soft-page-break/></text:p>
        <text:p text:style-name="P25">Nie som ja prvý tu s kladivom úderu,</text:p>
        <text:p text:style-name="P25">z ktorého milión súdružských bude rúk</text:p>
        <text:p text:style-name="P15">v továrňach, na pílach, v závodných fabrikách,</text:p>
        <text:p text:style-name="P25">kde star<text:span text:style-name="T8">ý</text:span> poriadok ako pach zaniká,</text:p>
        <text:p text:style-name="P25">keď s každej strany sa otvoria ventily...</text:p>
        <text:p text:style-name="P15">Z úderov na pochod iskry nám svietily,</text:p>
        <text:p text:style-name="P25">keď sme si spievali o sile kladiva,</text:p>
        <text:p text:style-name="P25">z ktorého vyrastie zem ľudsky pravdivá.</text:p>
        <text:p text:style-name="P3"/>
        <text:p text:style-name="P25">Nie som ja prvý tu s kosákom do žni<text:span text:style-name="T8">v</text:span>a,</text:p>
        <text:p text:style-name="P25">pod ktorým bohatstvo hlasných zŕn ožíva</text:p>
        <text:p text:style-name="P25">na každodenný chlieb náš, na radost života,</text:p>
        <text:p text:style-name="P25">kde nemá miesta viac ušk<text:span text:style-name="T8">ľ</text:span>abok cli<text:span text:style-name="T8">v</text:span>ôt a</text:p>
        <text:p text:style-name="P25">holota samoty, lebo sme v ochrane</text:p>
        <text:p text:style-name="P25">vlastných síl, kde naše naším aj ostane,</text:p>
        <text:p text:style-name="P25">a preto spievame o kráse kosáka,</text:p>
        <text:p text:style-name="P25">s ním zvíťazíme, nech sila zla hocak<text:span text:style-name="T8">á</text:span>!</text:p>
        <text:p text:style-name="P3"/>
        <text:p text:style-name="P25">Nie som ja posledný pevec tu o hviezde,</text:p>
        <text:p text:style-name="P25"><text:soft-page-break/>vy po mne svetlo jej po svete rozneste,</text:p>
        <text:p text:style-name="P25">nech stále nad nami viac a viac vajatá</text:p>
        <text:p text:style-name="P25">ako znak svornosti s myšlienkou na brata,</text:p>
        <text:p text:style-name="P25">ktorý nám budovať krajšiu vlasť pomáha,</text:p>
        <text:p text:style-name="P25">z tej hviezdy žiari nám pevnosť a odvaha,</text:p>
        <text:p text:style-name="P25">a preto, básnik môj, o hviezde päťcípej</text:p>
        <text:p text:style-name="P31"><text:span text:style-name="T1">najkrajšiu </text:span><text:span text:style-name="T2">p</text:span><text:span text:style-name="T1">oému </text:span><text:span text:style-name="T2">s </text:span><text:span text:style-name="T1">bratskými pevci pej.</text:span></text:p>
        <text:p text:style-name="P3"/>
        <text:p text:style-name="P16"/>
        <text:p text:style-name="P16"><text:span text:style-name="T8">R</text:span>OBOTNÍK S HVIEZDOSLAVOM</text:p>
        <text:p text:style-name="P3"/>
        <text:p text:style-name="P16">Po práci v dielni oddych rúk a svalov.</text:p>
        <text:p text:style-name="P38">Na hlave s čiapkou zaolejovanou</text:p>
        <text:p text:style-name="P58">robotník vyšiel do tmy hlavnou bránou</text:p>
        <text:p text:style-name="P58">a cestou domov srdce sa mu smialo,</text:p>
        <text:p text:style-name="P3"/>
        <text:p text:style-name="P58">i keď mu jeseň pľušťou cestu plietla;</text:p>
        <text:p text:style-name="P58">dnes opäť zvýšil normu nad 120.</text:p>
        <text:p text:style-name="P38">S pocitom takým vždy sa dobre vracať</text:p>
        <text:p text:style-name="P58">k rodine, kde už horia blaha svetlá.</text:p>
        <text:p text:style-name="P3"><text:soft-page-break/></text:p>
        <text:p text:style-name="P58">Však okrem svetiel elektrických žiari</text:p>
        <text:p text:style-name="P58">aj iné svetlo: čistá kniha básní,</text:p>
        <text:p text:style-name="P38">Odkazy Hviezdoslava, z ktorých zjasn<text:span text:style-name="T9">í</text:span></text:p>
        <text:p text:style-name="P58">sa duch, že môžeš čítať v jeho tvári:</text:p>
        <text:p text:style-name="P3"/>
        <text:p text:style-name="P58">„Buď práci česť“ — hej, ale kto to vraví?</text:p>
        <text:p text:style-name="P58">Tí, čo sa nadúvali z práce iných,</text:p>
        <text:p text:style-name="P58">a miesto pomoci im kydli sliny</text:p>
        <text:p text:style-name="P58">výsmechu, keď už klesli od únavy?!</text:p>
        <text:p text:style-name="P3"/>
        <text:p text:style-name="P58">Tí, čo si do výkazov kreslia svaly</text:p>
        <text:p text:style-name="P58">a po kútoch sa potmehúdsky radia?</text:p>
        <text:p text:style-name="P38">Tí, ktorých o Strane reč vždy len hadia?</text:p>
        <text:p text:style-name="P58">Tí, ktorí najradšej by rozoštvali</text:p>
        <text:p text:style-name="P3"/>
        <text:p text:style-name="P16">celú zem, aby krvácala za nich?</text:p>
        <text:p text:style-name="P38">Tí, ktorým Práci česť je prázdne heslo?</text:p>
        <text:p text:style-name="P58">Ak iba tí, nuž, básnik, bojuj bez slov,</text:p>
        <text:p text:style-name="P58">však s kladivom, čo nedovolí zánik</text:p>
        <text:p text:style-name="P3"><text:soft-page-break/></text:p>
        <text:p text:style-name="P58">myšlienky tvojej, s ktorou stotožnení</text:p>
        <text:p text:style-name="P58">sú všetci pracujúci našej zeme.</text:p>
        <text:p text:style-name="P38">Z Odkazov tvojich silu čerpať chceme</text:p>
        <text:p text:style-name="P58">pre ducha, ktorý prácu v šťastie mení.</text:p>
        <text:p text:style-name="P3"/>
        <text:p text:style-name="P58">Ach, aká dojímavá schôdzka taká,</text:p>
        <text:p text:style-name="P58">pri ktorej básnik s robotníkom súdi,</text:p>
        <text:p text:style-name="P58">čo najviac vháňa do nelásky <text:span text:style-name="T9">ľ</text:span>udí...</text:p>
        <text:p text:style-name="P3"/>
        <text:p text:style-name="P16">Po práci rúk buď práci ducha vďaka!</text:p>
        <text:p text:style-name="P3"/>
        <text:p text:style-name="P16"/>
        <text:p text:style-name="P16">Banícka</text:p>
        <text:p text:style-name="P39"/>
        <text:p text:style-name="P59">V hlbinách zeme sväté peklo:</text:p>
        <text:p text:style-name="P59">klip, klop,</text:p>
        <text:p text:style-name="P3">klip, klop.</text:p>
        <text:p text:style-name="P40">Ešte k nám uhlie neprer<text:span text:style-name="T10">i</text:span>eklo,</text:p>
        <text:p text:style-name="P60">a už nám sparno za tých,</text:p>
        <text:p text:style-name="P60"><text:soft-page-break/>čo v mraze krehnú bez kožucha.</text:p>
        <text:p text:style-name="P60">Tá čierna hmota neposlúcha</text:p>
        <text:p text:style-name="P60">magnátov mincí zlatých,</text:p>
        <text:p text:style-name="P60">čo tyli z práce haviara.</text:p>
        <text:p text:style-name="P41"/>
        <text:p text:style-name="P61">V hlbinách zeme sväté peklo</text:p>
        <text:p text:style-name="P61">sa svetským ľuďom otvára,</text:p>
        <text:p text:style-name="P61">klip, klop,</text:p>
        <text:p text:style-name="P3">klip.</text:p>
        <text:p text:style-name="P3"/>
        <text:p text:style-name="P60">Pod touto chodbou krivolakou</text:p>
        <text:p text:style-name="P60">čujeme vašu vďaku z vlakov,</text:p>
        <text:p text:style-name="P60">zo svetla, ktoré vidno robí,</text:p>
        <text:p text:style-name="P60">z ústredných vašich pecí.</text:p>
        <text:p text:style-name="P3"/>
        <text:p text:style-name="P60">Tu nemyslíme na osoby,</text:p>
        <text:p text:style-name="P60">sme jeden ako všetci,</text:p>
        <text:p text:style-name="P60">klip,</text:p>
        <text:p text:style-name="P3">klop.</text:p>
        <text:p text:style-name="P16"/>
        <text:p text:style-name="P40"><text:soft-page-break/>Do taktu kladív srdcia bijú</text:p>
        <text:p text:style-name="P62">a dobývajú lásky kusy <text:span text:style-name="T12">— — —</text:span></text:p>
        <text:p text:style-name="P62"><text:span text:style-name="T12"/></text:p>
        <text:p text:style-name="P42">Na doráňanú čiernu šiju</text:p>
        <text:p text:style-name="P62">v hlbinách zeme sväté peklo</text:p>
        <text:p text:style-name="P62">pablesky bielych vidín trúsi:</text:p>
        <text:p text:style-name="P62">klop <text:span text:style-name="T12">—</text:span></text:p>
        <text:p text:style-name="P42">Pre toľkú obeť ľudské teplo musí</text:p>
        <text:p text:style-name="P62">vyhriať im chladný hrob.</text:p>
        <text:p text:style-name="P3"/>
        <text:p text:style-name="P16"/>
        <text:p text:style-name="P16"><text:span text:style-name="T11">P</text:span>OD SLNKOM</text:p>
        <text:p text:style-name="P3"/>
        <text:p text:style-name="P62">Aj keď sa zdá, že hviezda padne,</text:p>
        <text:p text:style-name="P62">z rúk vystretých že vzlyk sa láme,</text:p>
        <text:p text:style-name="P62">že celý svet má deti hladné</text:p>
        <text:p text:style-name="P62">a že sa chýli k strašnej dráme,</text:p>
        <text:p text:style-name="P62">zem sa len točí kolo osi,</text:p>
        <text:p text:style-name="P62">nedbajúc ľudské na ponosy</text:p>
        <text:p text:style-name="P62">a odfrkáva blato z dažďa</text:p>
        <text:p text:style-name="P62"><text:soft-page-break/>a s tvárí pot a puchle z dlaní...</text:p>
        <text:p text:style-name="P62">Tých, čo sa pre kus zeme vraždia,</text:p>
        <text:p text:style-name="P62">už stará kasta nezachráni.</text:p>
        <text:p text:style-name="P3"/>
        <text:p text:style-name="P62">Čo bolo hore — čupí na dne,</text:p>
        <text:p text:style-name="P62">včerajšia pravda — pravdou klame,</text:p>
        <text:p text:style-name="P62">zamieňa život <text:span text:style-name="T11">za</text:span> sny ma<text:span text:style-name="T11">m</text:span>né,</text:p>
        <text:p text:style-name="P62">olejom hasí viery plameň.</text:p>
        <text:p text:style-name="P42">Len zem sa točí kolo os<text:span text:style-name="T11">i</text:span></text:p>
        <text:p text:style-name="P62">a ľudia na nej ako osy,</text:p>
        <text:p text:style-name="P62">žihadlom pre nich bratskosť každá,</text:p>
        <text:p text:style-name="P62">hľa, tak si veria, že spia v zbrani,</text:p>
        <text:p text:style-name="P62">že pre kus zlata všetko vraždia,</text:p>
        <text:p text:style-name="P62">i tých, čo „najviac“ milovaní.</text:p>
        <text:p text:style-name="P3"/>
        <text:p text:style-name="P16"/>
        <text:p text:style-name="P16"><text:span text:style-name="T11">R</text:span>ODINA</text:p>
        <text:p text:style-name="P3"/>
        <text:p text:style-name="P70">I.</text:p>
        <text:p text:style-name="P70"/>
        <text:p text:style-name="P62"><text:soft-page-break/>Z výkriku decka ráno zobúdza ma:</text:p>
        <text:p text:style-name="P62">ako si spala, mama?</text:p>
        <text:p text:style-name="P3"/>
        <text:p text:style-name="P16">Bola to perleť trblietavá,</text:p>
        <text:p text:style-name="P3">či synček hlávkou na prsiach ju klamal?</text:p>
        <text:p text:style-name="P3"/>
        <text:p text:style-name="P16">Mať vlastná nezvie, čím sa dáva,</text:p>
        <text:p text:style-name="P3">keď po kľačiačky — s tvárou nad postielkou</text:p>
        <text:p text:style-name="P3">predriemka polnoc tmavú.</text:p>
        <text:p text:style-name="P3">Ach, akou sa mi vidí vtedy veľkou,</text:p>
        <text:p text:style-name="P3">keď po kľačiačky — s tvárou nad postieľkou</text:p>
        <text:p text:style-name="P3">z výkriku decka ráno zobúdza ju:</text:p>
        <text:p text:style-name="P3">cez oťaženú hlavu</text:p>
        <text:p text:style-name="P3">dve malé rúčky na život sa hrajú.</text:p>
        <text:p text:style-name="P3"/>
        <text:p text:style-name="P16">I dnes tak málo</text:p>
        <text:p text:style-name="P3">nám dieťa malé myslieť dalo</text:p>
        <text:p text:style-name="P3">po práci na únavu.</text:p>
        <text:p text:style-name="P3"/>
        <text:p text:style-name="P16"/>
        <text:p text:style-name="P70"><text:soft-page-break/>II.</text:p>
        <text:p text:style-name="P70"/>
        <text:p text:style-name="P62">Dnes ešte si len mackov pýta,</text:p>
        <text:p text:style-name="P62">hrkálkam hlávky láme,</text:p>
        <text:p text:style-name="P62">noviny doluhlavou číta,</text:p>
        <text:p text:style-name="P62">vystrája pestvá samé</text:p>
        <text:p text:style-name="P62">dedovi, babe, mame.</text:p>
        <text:p text:style-name="P3"/>
        <text:p text:style-name="P16">Ach, koľká krása skrytá!</text:p>
        <text:p text:style-name="P3"/>
        <text:p text:style-name="P63">No, až sa ponad roky schýli</text:p>
        <text:p text:style-name="P63">nad stránky v šľabiká<text:span text:style-name="T13">r</text:span>i,</text:p>
        <text:p text:style-name="P63">napínať začne ducha sily;</text:p>
        <text:p text:style-name="P63">to už dá cítiť z tvári,</text:p>
        <text:p text:style-name="P63">čo sa mu ako darí.</text:p>
        <text:p text:style-name="P3"/>
        <text:p text:style-name="P16">Ach, aký detsky milý!</text:p>
        <text:p text:style-name="P3"/>
        <text:p text:style-name="P63">Potom ho vidieť, jak sa prieči</text:p>
        <text:p text:style-name="P63">záhaľke cudzopasov:</text:p>
        <text:p text:style-name="P43"><text:soft-page-break/><text:span text:style-name="T12">— </text:span>Mier sveta nikdy, nikdy v meči!</text:p>
        <text:p text:style-name="P63">Um ľudský taje striasol!</text:p>
        <text:p text:style-name="P43">Rúk práca našou krásou! <text:span text:style-name="T12">—</text:span></text:p>
        <text:p text:style-name="P3"/>
        <text:p text:style-name="P16">To už sú chlapské reči!</text:p>
        <text:p text:style-name="P3"/>
        <text:p text:style-name="P16"/>
        <text:p text:style-name="P16">Sedliak</text:p>
        <text:p text:style-name="P3"/>
        <text:p text:style-name="P63">Spútaný pluhom o tvrdú hrudu,</text:p>
        <text:p text:style-name="P63">oraný potom na lícach,</text:p>
        <text:p text:style-name="P63">ubitý rokmi na večnú prácu,</text:p>
        <text:p text:style-name="P63">kráča —</text:p>
        <text:p text:style-name="P63">sedliak.</text:p>
        <text:p text:style-name="P43">Z dňa na deň,</text:p>
        <text:p text:style-name="P63">v stáročiach pachu,</text:p>
        <text:p text:style-name="P63">s lampášom za vidna hľadá,</text:p>
        <text:p text:style-name="P63">miesto len</text:p>
        <text:p text:style-name="P43">a s soľou kúsok chleba —</text:p>
        <text:p text:style-name="P63">sedliak.</text:p>
        <text:p text:style-name="P3"><text:soft-page-break/></text:p>
        <text:p text:style-name="P63">Nepozná odpor, reptania silu,</text:p>
        <text:p text:style-name="P63">mozoľmi zdobená ruka,</text:p>
        <text:p text:style-name="P63">v ručaji žitia pozná len zrná —</text:p>
        <text:p text:style-name="P63">sedliak.</text:p>
        <text:p text:style-name="P3">Je hrdinom!</text:p>
        <text:p text:style-name="P3">Tvrdý na zeme táľoch!</text:p>
        <text:p text:style-name="P44">I bez generálskych metálov</text:p>
        <text:p text:style-name="P64">cit v sebe má a v svaloch —</text:p>
        <text:p text:style-name="P64">sedliak.</text:p>
        <text:p text:style-name="P43">Dnes pomoc treba mu, súdruhovia!</text:p>
        <text:p text:style-name="P63">Traktor, kombajn i sejačka</text:p>
        <text:p text:style-name="P63">a sila masy — družstvá.</text:p>
        <text:p text:style-name="P3"/>
        <text:p text:style-name="P16">Sedliak náš čaká!</text:p>
        <text:p text:style-name="P43">Nastúpiť treba, súdruhovia!</text:p>
        <text:p text:style-name="P63">Pochodom v chod!</text:p>
        <text:p text:style-name="P43">Hej, rozniesť revolučný boj,</text:p>
        <text:p text:style-name="P63">zástavu triedy vztýčiť na dedine!</text:p>
        <text:p text:style-name="P63">My si<text:span text:style-name="T13">l</text:span>u zeme doceníme</text:p>
        <text:p text:style-name="P63"><text:soft-page-break/>nástupom všetkých nás,</text:p>
        <text:p text:style-name="P63">robotníkov,</text:p>
        <text:p text:style-name="P63">revolučných más.</text:p>
        <text:p text:style-name="P3"/>
        <text:p text:style-name="P16">Pochodom vchod!</text:p>
        <text:p text:style-name="P3"/>
        <text:p text:style-name="P16"/>
        <text:p text:style-name="P16"><text:span text:style-name="T13">R</text:span>OBOTNÍK S ČAKANOM HOVORÍ</text:p>
        <text:p text:style-name="P77"/>
        <text:p text:style-name="P76">R.: Nuž, tebou chladím teplo dlaní</text:p>
        <text:p text:style-name="P76">a tebou vlievam silu v ruky,</text:p>
        <text:p text:style-name="P76">v tie ruky,</text:p>
        <text:p text:style-name="P45">čo v detstve poznávaly</text:p>
        <text:p text:style-name="P65">chladivé srdca tvojho dotyky.</text:p>
        <text:p text:style-name="P77"/>
        <text:p text:style-name="P75">Č.: Tá pravda tvoja z časti len.</text:p>
        <text:p text:style-name="P45">Či dedov, otcov tvojich lem</text:p>
        <text:p text:style-name="P65">iným sa živil?</text:p>
        <text:p text:style-name="P45">Len stiskom našich driev</text:p>
        <text:p text:style-name="P65">v čakanoch, v kosách.</text:p>
        <text:p text:style-name="P45"><text:soft-page-break/>Bez bremien žitia mohol žiť</text:p>
        <text:p text:style-name="P65">v tmavom tom hnusnom ovzduší?</text:p>
        <text:p text:style-name="P77"/>
        <text:p text:style-name="P75">R.: Môž oral skaly na kravách...</text:p>
        <text:p text:style-name="P77"/>
        <text:p text:style-name="P75">Č.: No pánom satan bol, kapitál!</text:p>
        <text:p text:style-name="P3">Či takto možno hniť?</text:p>
        <text:p text:style-name="P77"/>
        <text:p text:style-name="P75">R.: Tak bolo! Tak!</text:p>
        <text:p text:style-name="P3">Tie tvoje slová pravé sú!</text:p>
        <text:p text:style-name="P3">Vidíš však dneška premenu?</text:p>
        <text:p text:style-name="P3">Kde kapitál?</text:p>
        <text:p text:style-name="P3">Kde jeho páni sú?</text:p>
        <text:p text:style-name="P3">Za moria pošli!</text:p>
        <text:p text:style-name="P45">Tam ich vlasť,</text:p>
        <text:p text:style-name="P65">bo v USA majú doktrínu,</text:p>
        <text:p text:style-name="P65">nemožno jej vraj odpor klásť,</text:p>
        <text:p text:style-name="P65">kapitál je boh a kráľ!</text:p>
        <text:p text:style-name="P3"/>
        <text:p text:style-name="P65"><text:span text:style-name="T14">Č.: </text:span>Srdce mám chladné,</text:p>
        <text:p text:style-name="P65"><text:soft-page-break/>triezvy um</text:p>
        <text:p text:style-name="P46">i zbadal som ja každý šum,</text:p>
        <text:p text:style-name="P66">tu, mesiac bol raz:</text:p>
        <text:p text:style-name="P3">Jeden február!</text:p>
        <text:p text:style-name="P3"/>
        <text:p text:style-name="P67"><text:span text:style-name="T14">R.: </text:span>Hej, spojení sme,</text:p>
        <text:p text:style-name="P67">sme jeden rám.</text:p>
        <text:p text:style-name="P3">A v ráme tom?</text:p>
        <text:p text:style-name="P47">Žitia si tvoríme obraz nový,</text:p>
        <text:p text:style-name="P67">bez škvrny, bez pokory,</text:p>
        <text:p text:style-name="P67">sme ľudia,</text:p>
        <text:p text:style-name="P67">bratia rovní!</text:p>
        <text:p text:style-name="P3">Či nie radostný pohľad na masy?</text:p>
        <text:p text:style-name="P3"/>
        <text:p text:style-name="P16"><text:span text:style-name="T15">Č.: </text:span>Naozaj, hnuly sa!</text:p>
        <text:p text:style-name="P3"/>
        <text:p text:style-name="P67"><text:span text:style-name="T15">R.: </text:span>Či vidíš,</text:p>
        <text:p text:style-name="P67">hrdá Anglia?</text:p>
        <text:p text:style-name="P3">My sme tu, Európa, Ázia!</text:p>
        <text:p text:style-name="P3">My nový chceme chrám!</text:p>
        <text:p text:style-name="P47"><text:soft-page-break/>My chceme pracovať iba sebe,</text:p>
        <text:p text:style-name="P67">hoc, teraz o tvrdšom chlebe,</text:p>
        <text:p text:style-name="P67">my zvíťazíme!</text:p>
        <text:p text:style-name="P3">Nám patrí žitie celé.</text:p>
        <text:p text:style-name="P47">My nový máme doma chrám</text:p>
        <text:p text:style-name="P67">a nový je aj jeho pán!</text:p>
        <text:p text:style-name="P3"/>
        <text:p text:style-name="P16"/>
        <text:p text:style-name="P16"><text:span text:style-name="T15">V</text:span>EČNÁ</text:p>
        <text:p text:style-name="P3"/>
        <text:p text:style-name="P16">Ja, poézia, neprestávam v bytí,</text:p>
        <text:p text:style-name="P3">svet mojich krútňav počal sa raz pri vás,</text:p>
        <text:p text:style-name="P3">a koľkokrát ma pero pevca schytí,</text:p>
        <text:p text:style-name="P3">vždy s dvojnásobkom v úzkostiach ma skrýva</text:p>
        <text:p text:style-name="P3"/>
        <text:p text:style-name="P68">Kým básnik môj <text:span text:style-name="T16">s</text:span>a v plahočení zžiera</text:p>
        <text:p text:style-name="P68">za všetko krásne, čo mu srdce putná,</text:p>
        <text:p text:style-name="P68">ja sama vždy som nezlomná v ňom viera,</text:p>
        <text:p text:style-name="P68">raz v úľubách a zavše preukrutná.</text:p>
        <text:p text:style-name="P3"/>
        <text:p text:style-name="P16"><text:soft-page-break/>Ja nevraciam sa, ostávam a prúdim</text:p>
        <text:p text:style-name="P48">i cez vás, s vami, do vás naplnením,</text:p>
        <text:p text:style-name="P69">čo vyšlo z rúk a z umu časných ľudí,</text:p>
        <text:p text:style-name="P69">to ja zas s pevcom ako večná mením.</text:p>
        <text:p text:style-name="P3"/>
        <text:p text:style-name="P16"/>
        <text:p text:style-name="P16">TAKÉ PROSTÉ</text:p>
        <text:p text:style-name="P3"/>
        <text:p text:style-name="P68">Čo nás tu spája ako klenba mosty</text:p>
        <text:p text:style-name="P68">rad radom v radoch do radostných dní?</text:p>
        <text:p text:style-name="P3"/>
        <text:p text:style-name="P16">Života zákon prostý:</text:p>
        <text:p text:style-name="P49">Vo svojom svoje čím viac zveľadiť</text:p>
        <text:p text:style-name="P68">k úžitku všetkých!</text:p>
        <text:p text:style-name="P3"/>
        <text:p text:style-name="P68">Nie otrok práce, ale vládca stroja,</text:p>
        <text:p text:style-name="P68">práca sa naví ja sťa zlatá niť</text:p>
        <text:p text:style-name="P68">pomedzi cievy mozgu.</text:p>
        <text:p text:style-name="P3"/>
        <text:p text:style-name="P68">A kde ju ruky robotníka spoja,</text:p>
        <text:p text:style-name="P68"><text:soft-page-break/>tam zapáli sa svetlo šťastia —</text:p>
        <text:p text:style-name="P68">chodníčky budúcnosti.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1" svg:font-family="Arial" style:font-family-generic="swiss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FontStyle" style:family="text">
      <style:text-properties fo:color="#000000" style:text-position="0% 100%" style:font-name="Courier New" fo:font-family="'Courier New'" fo:font-size="12pt" fo:letter-spacing="normal" fo:language="sk" fo:country="none" style:font-name-asian="Courier New" style:font-family-asian="'Courier New'" style:font-size-asian="12pt" style:language-asian="sk" style:country-asian="none" style:font-name-complex="Courier New" style:font-family-complex="'Courier New'" style:font-size-complex="12pt" style:language-complex="sk" style:country-complex="none" style:text-scale="100%"/>
    </style:style>
    <style:style style:name="Hyperlink" style:family="text" style:parent-style-name="DefaultFontStyle">
      <style:text-properties fo:color="#000080" style:text-underline-style="solid" style:text-underline-width="auto" style:text-underline-color="font-color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0cm"/>
      </style:header-style>
      <style:footer-style>
        <style:header-footer-properties fo:min-height="2.54cm" fo:margin-left="0cm" fo:margin-right="0cm" fo:margin-top="2.54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minolta_c323040313400</dc:title>
    <dc:subject/>
    <meta:initial-creator/>
    <meta:keyword/>
    <dc:date>2023-04-06T18:26:40.343000000</dc:date>
    <meta:editing-duration>PT46M53S</meta:editing-duration>
    <meta:editing-cycles>11</meta:editing-cycles>
    <meta:generator>LibreOffice/5.4.2.2$Windows_x86 LibreOffice_project/22b09f6418e8c2d508a9eaf86b2399209b0990f4</meta:generator>
    <meta:document-statistic meta:table-count="0" meta:image-count="0" meta:object-count="0" meta:page-count="39" meta:paragraph-count="594" meta:word-count="2581" meta:character-count="13973" meta:non-whitespace-character-count="11961"/>
  </office:meta>
</office:document-meta>
</file>